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Heading_20_1">
      <style:paragraph-properties fo:padding-left="0cm" fo:padding-right="0cm" fo:padding-top="0cm" fo:padding-bottom="0.074cm" fo:border-left="none" fo:border-right="none" fo:border-top="none" fo:border-bottom="0.06pt solid #000000" style:join-border="false"/>
      <style:text-properties fo:font-variant="normal" fo:text-transform="none" fo:color="#24292e" style:font-name="apple-system" fo:letter-spacing="normal" fo:font-style="normal" fo:font-weight="bold"/>
    </style:style>
    <style:style style:name="P2" style:family="paragraph" style:parent-style-name="Text_20_body">
      <style:text-properties fo:font-variant="normal" fo:text-transform="none" fo:color="#24292e" style:font-name="apple-system" fo:letter-spacing="normal" fo:font-style="normal" fo:font-weight="bold"/>
    </style:style>
    <style:style style:name="P3" style:family="paragraph" style:parent-style-name="Text_20_body">
      <style:paragraph-properties fo:margin-left="0cm" fo:margin-right="0cm" fo:margin-top="0cm" fo:margin-bottom="0.423cm" loext:contextual-spacing="false" fo:orphans="2" fo:widows="2" fo:text-indent="0cm" style:auto-text-indent="false"/>
      <style:text-properties fo:font-variant="normal" fo:text-transform="none" fo:color="#24292e" style:font-name="apple-system" fo:font-size="12pt" fo:letter-spacing="normal" fo:font-style="normal" fo:font-weight="normal"/>
    </style:style>
    <style:style style:name="P4" style:family="paragraph" style:parent-style-name="Text_20_body" style:list-style-name="L1">
      <style:paragraph-properties fo:margin-top="0cm" fo:margin-bottom="0.423cm" loext:contextual-spacing="false" fo:orphans="2" fo:widows="2"/>
    </style:style>
    <style:style style:name="P5" style:family="paragraph" style:parent-style-name="Text_20_body" style:list-style-name="L1">
      <style:paragraph-properties fo:margin-top="0cm" fo:margin-bottom="0.423cm" loext:contextual-spacing="false" fo:orphans="2" fo:widows="2"/>
      <style:text-properties officeooo:paragraph-rsid="00019983"/>
    </style:style>
    <style:style style:name="P6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7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paragraph-rsid="00019983"/>
    </style:style>
    <style:style style:name="P8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9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19983" officeooo:paragraph-rsid="00019983" style:font-weight-asian="bold" style:font-weight-complex="bold"/>
    </style:style>
    <style:style style:name="P10" style:family="paragraph" style:parent-style-name="Text_20_body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19983" officeooo:paragraph-rsid="00019983" style:font-weight-asian="bold" style:font-weight-complex="bold"/>
    </style:style>
    <style:style style:name="P11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48ad6" officeooo:paragraph-rsid="00048ad6" style:font-weight-asian="bold" style:font-weight-complex="bold"/>
    </style:style>
    <style:style style:name="P12" style:family="paragraph" style:parent-style-name="Text_20_body" style:list-style-name="L1">
      <style:paragraph-properties fo:margin-top="0cm" fo:margin-bottom="0.423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/>
    </style:style>
    <style:style style:name="P13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4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/>
    </style:style>
    <style:style style:name="P15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normal" officeooo:rsid="00060b2e" officeooo:paragraph-rsid="00060b2e"/>
    </style:style>
    <style:style style:name="P16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60b2e" officeooo:paragraph-rsid="00060b2e" style:font-weight-asian="bold" style:font-weight-complex="bold"/>
    </style:style>
    <style:style style:name="P17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style:font-weight-asian="bold" style:font-weight-complex="bold"/>
    </style:style>
    <style:style style:name="P18" style:family="paragraph" style:parent-style-name="Text_20_body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66af9" officeooo:paragraph-rsid="00066af9" style:font-weight-asian="bold" style:font-weight-complex="bold"/>
    </style:style>
    <style:style style:name="P19" style:family="paragraph" style:parent-style-name="Text_20_body" style:list-style-name="L2">
      <style:paragraph-properties fo:margin-top="0cm" fo:margin-bottom="0cm" loext:contextual-spacing="false" fo:orphans="2" fo:widows="2"/>
      <style:text-properties fo:font-variant="normal" fo:text-transform="none" fo:color="#24292e" style:font-name="apple-system" fo:font-size="12pt" fo:letter-spacing="normal" fo:font-style="normal" fo:font-weight="bold" officeooo:rsid="00066af9" officeooo:paragraph-rsid="00066af9" style:font-weight-asian="bold" style:font-weight-complex="bold"/>
    </style:style>
    <style:style style:name="T1" style:family="text">
      <style:text-properties fo:font-variant="normal" fo:text-transform="none" fo:color="#24292e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24292e" style:font-name="apple-system" fo:font-size="12pt" fo:letter-spacing="normal" fo:font-style="normal" fo:font-weight="bold"/>
    </style:style>
    <style:style style:name="T3" style:family="text">
      <style:text-properties fo:font-variant="normal" fo:text-transform="none" fo:color="#24292e" style:font-name="apple-system" fo:font-size="12pt" fo:letter-spacing="normal" fo:font-style="normal" fo:font-weight="bold" officeooo:rsid="00019983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6af9" style:font-weight-asian="bold" style:font-weight-complex="bold"/>
    </style:style>
    <style:style style:name="T7" style:family="text">
      <style:text-properties officeooo:rsid="00066af9"/>
    </style:style>
    <text:list-style style:name="L1">
      <text:list-level-style-number text:level="1" text:style-name="Numbering_20_Symbols" style:num-suffix="." style:num-format="1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 text:start-value="16">
        <style:list-level-properties text:space-before="1.247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Ejercicios Checkout y Reset</text:h>
      <text:p text:style-name="P2"/>
      <text:p text:style-name="P3">Los siguientes ejercicios los debes realizar en tu máquina real, no es necesario que los subas a un repositorio en github. Indica los pasos seguidos para realizar cada ejercicio en este mismo fichero.</text:p>
      <text:list xml:id="list1493491739" text:style-name="L1">
        <text:list-item>
          <text:p text:style-name="P4"><text:span text:style-name="T1">Crea un directorio llamado </text:span><text:span text:style-name="Emphasis"><text:span text:style-name="Strong_20_Emphasis"><text:span text:style-name="T2">destruction</text:span></text:span></text:span></text:p>
          <text:p text:style-name="P5"><text:span text:style-name="Strong_20_Emphasis"><text:span text:style-name="T3">mkdir destruction</text:span></text:span></text:p>
        </text:list-item>
        <text:list-item>
          <text:p text:style-name="P6">Cámbiate a dicho directorio</text:p>
          <text:p text:style-name="P8">cd destruction/</text:p>
        </text:list-item>
        <text:list-item>
          <text:p text:style-name="P6">Inicializa un repositorio git vacío.</text:p>
          <text:p text:style-name="P9">Git init</text:p>
        </text:list-item>
        <text:list-item>
          <text:p text:style-name="P4"><text:span text:style-name="T1">Crea un fichero llamado </text:span><text:span text:style-name="Strong_20_Emphasis"><text:span text:style-name="T2">stage_me.txt</text:span></text:span></text:p>
          <text:p text:style-name="P4"><text:span text:style-name="Strong_20_Emphasis"><text:span text:style-name="T2">touch stage_me.txt</text:span></text:span></text:p>
        </text:list-item>
        <text:list-item>
          <text:p text:style-name="P6">Añade el fichero stage_me.txt al área de preparación (staging area).</text:p>
          <text:p text:style-name="P9">Git add stage_me.txt</text:p>
        </text:list-item>
        <text:list-item>
          <text:p text:style-name="P7">Mueve el fichero stage.txt del área de preparación al directorio de</text:p>
          <text:p text:style-name="P7"><text:s/>trabajo.</text:p>
          <text:p text:style-name="P9">Git reset</text:p>
        </text:list-item>
        <text:list-item>
          <text:p text:style-name="P6">Añade el fichero stage_me.txt al área de preparación.</text:p>
          <text:p text:style-name="P9">Git add stage_me.txt</text:p>
        </text:list-item>
        <text:list-item>
          <text:p text:style-name="P6">Elimina el fichero stage_me.txt del área de preparación y del directorio de trabajo.</text:p>
          <text:p text:style-name="P9">Rm stage_me.txt</text:p>
          <text:p text:style-name="P9">git add .</text:p>
        </text:list-item>
        <text:list-item>
          <text:p text:style-name="P6">Crea un fichero nuevo llamado commit_me.txt.</text:p>
          <text:p text:style-name="P9">Touch commit_me.txt</text:p>
        </text:list-item>
      </text:list>
      <text:p text:style-name="P10"/>
      <text:list xml:id="list225444407458904" text:continue-numbering="true" text:style-name="L1">
        <text:list-item>
          <text:p text:style-name="P6"><text:soft-page-break/>Añade el fichero commit_me.txt al área de preparación.</text:p>
          <text:p text:style-name="P12"><text:span text:style-name="T4">git add commit_me.txt </text:span></text:p>
        </text:list-item>
        <text:list-item>
          <text:p text:style-name="P6">Haz un commit con el mensaje "adding commit_me.txt"</text:p>
          <text:p text:style-name="P8">git commit commit_me.txt -m "adding commit_me.txt"</text:p>
        </text:list-item>
        <text:list-item>
          <text:p text:style-name="P6">Crea otro fichero llamado second.txt.</text:p>
          <text:p text:style-name="P11">Touch second.txt</text:p>
        </text:list-item>
        <text:list-item>
          <text:p text:style-name="P6">Añade el fichero second.txt al área de preparación.</text:p>
          <text:p text:style-name="P11">Git add second.txt</text:p>
        </text:list-item>
        <text:list-item>
          <text:p text:style-name="P6">Haz commit con el mensaje "adding second.txt".</text:p>
          <text:p text:style-name="P6"><text:span text:style-name="T5">git commit second.txt <text:s/>-m "adding second.txt"</text:span></text:p>
        </text:list-item>
        <text:list-item>
          <text:p text:style-name="P6">Muestra los commits previos uno por línea mostrando el identificador únicao (SHA) y el comentario asociado.</text:p>
          <text:p text:style-name="P8">git log --oneline</text:p>
        </text:list-item>
      </text:list>
      <text:p text:style-name="P3">Para realizar los siguientes ejercicios debes investigar sobre los parámetros --soft --mixed y --hard del comando git reset.</text:p>
      <text:list xml:id="list3134791452" text:style-name="L2">
        <text:list-item>
          <text:p text:style-name="P14">Utilizando git reset, deshaz el commit previo y devuelve los cambios al directorio de trabajo.</text:p>
          <text:p text:style-name="P14"/>
          <text:p text:style-name="P16">Git reset –soft <text:span text:style-name="T7">HEAD~</text:span></text:p>
        </text:list-item>
      </text:list>
      <text:p text:style-name="P15"/>
      <text:list xml:id="list225445085273875" text:continue-numbering="true" text:style-name="L2">
        <text:list-item>
          <text:p text:style-name="P14">Añade el fichero second.txt otra vez al área de preparación.</text:p>
        </text:list-item>
      </text:list>
      <text:p text:style-name="P17"/>
      <text:p text:style-name="P18"><text:tab/>Git add second.txt</text:p>
      <text:p text:style-name="P18"/>
      <text:list xml:id="list225444528751119" text:continue-numbering="true" text:style-name="L2">
        <text:list-item>
          <text:p text:style-name="P14">Haz un commit con el mensaje "Trying to commit again".</text:p>
        </text:list-item>
      </text:list>
      <text:p text:style-name="P13"/>
      <text:p text:style-name="P13"><text:tab/><text:span text:style-name="T6">Git commit <text:s/>second.txt -m “trying to commit again”</text:span></text:p>
      <text:list xml:id="list225443250138743" text:continue-numbering="true" text:style-name="L2">
        <text:list-header>
          <text:p text:style-name="P14"/>
        </text:list-header>
        <text:list-item>
          <text:p text:style-name="P14">Utilizando git reset deshaz el commit previo y devuelve los cambios al área de preparación.</text:p>
        </text:list-item>
      </text:list>
      <text:p text:style-name="P13"/>
      <text:list xml:id="list225444136337460" text:continue-numbering="true" text:style-name="L2">
        <text:list-header>
          <text:p text:style-name="P19">Git reset –mixed HEAD~</text:p>
        </text:list-header>
      </text:list>
      <text:p text:style-name="P18"/>
      <text:p text:style-name="P18"/>
      <text:p text:style-name="P18"/>
      <text:list xml:id="list225443892511140" text:continue-numbering="true" text:style-name="L2">
        <text:list-item>
          <text:p text:style-name="P14"><text:soft-page-break/>Haz commit con el mensaje "Trying to commit again and again".</text:p>
        </text:list-item>
      </text:list>
      <text:p text:style-name="P13"/>
      <text:p text:style-name="P17"><text:tab/>git commit second.txt <text:s/>-m "trying to commit again and again"</text:p>
      <text:p text:style-name="P17"/>
      <text:list xml:id="list225443417021698" text:continue-numbering="true" text:style-name="L2">
        <text:list-item>
          <text:p text:style-name="P14">Utilizando git reset deshaz el commit previo para que ningún cambio aparezca en el directorio de trabajo.</text:p>
        </text:list-item>
      </text:list>
      <text:p text:style-name="P13"/>
      <text:p text:style-name="P13"><text:tab/><text:span text:style-name="T6">Git reset --hard</text:span></text:p>
      <text:list xml:id="list225445041172614" text:continue-numbering="true" text:style-name="L2">
        <text:list-header>
          <text:p text:style-name="P14"/>
        </text:list-header>
        <text:list-item>
          <text:p text:style-name="P14">¡Date una palmadita en la espalda! ¡Acabas de realizar un flujo de trabajo bastante complejo de git!</text:p>
          <text:p text:style-name="P19">LS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pple-system" svg:font-family="apple-system, BlinkMacSystemFont, 'Segoe UI', Helvetica, Arial, sans-serif, 'Apple Color Emoji', 'Segoe UI Emoj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11T22:01:14.450753907</meta:creation-date>
    <dc:date>2019-12-11T22:54:42.870322421</dc:date>
    <meta:editing-duration>PT17M54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3" meta:paragraph-count="49" meta:word-count="376" meta:character-count="2292" meta:non-whitespace-character-count="1983"/>
  </office:meta>
</office:document-meta>
</file>